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bottom="0in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 fo:language="ru" fo:country="RU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>
      <style:paragraph-properties fo:text-align="end" fo:margin-bottom="0in"/>
    </style:style>
    <style:style style:name="P6" style:parent-style-name="Normal" style:family="paragraph">
      <style:paragraph-properties fo:text-align="end" fo:margin-bottom="0in"/>
    </style:style>
    <style:style style:name="P7" style:parent-style-name="Normal" style:family="paragraph">
      <style:paragraph-properties fo:text-align="end" fo:margin-bottom="0in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ru" fo:country="RU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ru" fo:country="RU"/>
    </style:style>
    <style:style style:name="T13" style:parent-style-name="DefaultParagraphFont" style:family="text">
      <style:text-properties fo:language="en" fo:country="US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  <style:text-properties fo:font-weight="bold" style:font-weight-asian="bold"/>
    </style:style>
    <style:style style:name="P16" style:parent-style-name="Normal" style:family="paragraph">
      <style:paragraph-properties fo:margin-bottom="0in"/>
      <style:text-properties fo:font-weight="bold" style:font-weight-asian="bold"/>
    </style:style>
    <style:style style:name="P17" style:parent-style-name="Normal" style:family="paragraph">
      <style:paragraph-properties fo:text-align="end" fo:margin-bottom="0in"/>
    </style:style>
    <style:style style:name="P18" style:parent-style-name="Normal" style:family="paragraph">
      <style:paragraph-properties fo:text-align="end" fo:margin-bottom="0in"/>
    </style:style>
    <style:style style:name="P19" style:parent-style-name="Normal" style:family="paragraph">
      <style:paragraph-properties fo:text-align="end" fo:margin-bottom="0in"/>
    </style:style>
    <style:style style:name="P20" style:parent-style-name="Normal" style:family="paragraph">
      <style:paragraph-properties fo:text-align="end" fo:margin-bottom="0in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fo:font-size="18pt" style:font-size-asian="18pt"/>
    </style:style>
    <style:style style:name="P22" style:parent-style-name="Normal" style:family="paragraph">
      <style:paragraph-properties fo:text-align="center" fo:margin-bottom="0in"/>
      <style:text-properties fo:font-weight="bold" style:font-weight-asian="bold" fo:font-size="18pt" style:font-size-asian="18pt"/>
    </style:style>
    <style:style style:name="P23" style:parent-style-name="Normal" style:family="paragraph">
      <style:paragraph-properties fo:margin-bottom="0in"/>
      <style:text-properties fo:font-size="12pt" style:font-size-asian="12pt"/>
    </style:style>
    <style:style style:name="P24" style:parent-style-name="Normal" style:family="paragraph">
      <style:paragraph-properties fo:margin-bottom="0in"/>
      <style:text-properties fo:font-size="12pt" style:font-size-asian="12pt"/>
    </style:style>
    <style:style style:name="P25" style:parent-style-name="Normal" style:family="paragraph">
      <style:paragraph-properties fo:margin-bottom="0in"/>
      <style:text-properties fo:font-size="12pt" style:font-size-asian="12pt"/>
    </style:style>
    <style:style style:name="P26" style:parent-style-name="Normal" style:family="paragraph">
      <style:paragraph-properties fo:margin-bottom="0in"/>
      <style:text-properties fo:font-size="12pt" style:font-size-asian="12pt"/>
    </style:style>
    <style:style style:name="P27" style:parent-style-name="Normal" style:family="paragraph">
      <style:paragraph-properties fo:margin-bottom="0in"/>
      <style:text-properties fo:font-size="12pt" style:font-size-asian="12pt"/>
    </style:style>
    <style:style style:name="P28" style:parent-style-name="Normal" style:family="paragraph">
      <style:paragraph-properties fo:margin-bottom="0in"/>
      <style:text-properties fo:font-size="12pt" style:font-size-asian="12pt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fo:font-size="12pt" style:font-size-asian="12pt"/>
    </style:style>
    <style:style style:name="T31" style:parent-style-name="DefaultParagraphFont" style:family="text">
      <style:text-properties fo:font-size="12pt" style:font-size-asian="12pt"/>
    </style:style>
    <style:style style:name="T32" style:parent-style-name="DefaultParagraphFont" style:family="text">
      <style:text-properties fo:font-size="12pt" style:font-size-asian="12pt" fo:language="en" fo:country="US"/>
    </style:style>
    <style:style style:name="T33" style:parent-style-name="DefaultParagraphFont" style:family="text">
      <style:text-properties fo:font-size="12pt" style:font-size-asian="12pt" fo:language="ru" fo:country="RU"/>
    </style:style>
    <style:style style:name="T34" style:parent-style-name="DefaultParagraphFont" style:family="text">
      <style:text-properties fo:font-size="12pt" style:font-size-asian="12pt" fo:language="en" fo:country="US"/>
    </style:style>
    <style:style style:name="T35" style:parent-style-name="DefaultParagraphFont" style:family="text">
      <style:text-properties fo:font-size="12pt" style:font-size-asian="12pt" fo:language="ru" fo:country="RU"/>
    </style:style>
    <style:style style:name="T36" style:parent-style-name="DefaultParagraphFont" style:family="text">
      <style:text-properties fo:font-size="12pt" style:font-size-asian="12pt"/>
    </style:style>
    <style:style style:name="T37" style:parent-style-name="DefaultParagraphFont" style:family="text">
      <style:text-properties fo:font-size="12pt" style:font-size-asian="12pt"/>
    </style:style>
    <style:style style:name="T38" style:parent-style-name="DefaultParagraphFont" style:family="text">
      <style:text-properties fo:font-size="12pt" style:font-size-asian="12pt"/>
    </style:style>
    <style:style style:name="T39" style:parent-style-name="DefaultParagraphFont" style:family="text">
      <style:text-properties fo:font-size="12pt" style:font-size-asian="12pt"/>
    </style:style>
    <style:style style:name="T40" style:parent-style-name="DefaultParagraphFont" style:family="text">
      <style:text-properties fo:font-size="12pt" style:font-size-asian="12pt"/>
    </style:style>
    <style:style style:name="T41" style:parent-style-name="DefaultParagraphFont" style:family="text">
      <style:text-properties fo:font-size="12pt" style:font-size-asian="12pt"/>
    </style:style>
    <style:style style:name="T42" style:parent-style-name="DefaultParagraphFont" style:family="text">
      <style:text-properties fo:font-size="12pt" style:font-size-asian="12pt"/>
    </style:style>
    <style:style style:name="P43" style:parent-style-name="Normal" style:family="paragraph">
      <style:paragraph-properties fo:margin-bottom="0in"/>
      <style:text-properties fo:font-size="12pt" style:font-size-asian="12pt"/>
    </style:style>
    <style:style style:name="P44" style:parent-style-name="Normal" style:family="paragraph">
      <style:paragraph-properties fo:margin-bottom="0in"/>
      <style:text-properties fo:font-size="12pt" style:font-size-asian="12pt"/>
    </style:style>
    <style:style style:name="P45" style:parent-style-name="Normal" style:family="paragraph">
      <style:paragraph-properties fo:margin-bottom="0in"/>
      <style:text-properties fo:font-size="12pt" style:font-size-asian="12pt"/>
    </style:style>
    <style:style style:name="P46" style:parent-style-name="Normal" style:family="paragraph">
      <style:paragraph-properties fo:margin-bottom="0in"/>
      <style:text-properties fo:font-size="12pt" style:font-size-asian="12pt"/>
    </style:style>
    <style:style style:name="P47" style:parent-style-name="Normal" style:family="paragraph">
      <style:paragraph-properties fo:margin-bottom="0in"/>
      <style:text-properties fo:font-size="12pt" style:font-size-asian="12pt"/>
    </style:style>
    <style:style style:name="P48" style:parent-style-name="Normal" style:family="paragraph">
      <style:paragraph-properties fo:margin-bottom="0in"/>
      <style:text-properties fo:font-size="12pt" style:font-size-asian="12pt"/>
    </style:style>
    <style:style style:name="P49" style:parent-style-name="Normal" style:family="paragraph">
      <style:paragraph-properties fo:margin-bottom="0in"/>
      <style:text-properties fo:font-size="12pt" style:font-size-asian="12pt"/>
    </style:style>
  </office:automatic-styles>
  <office:body>
    <office:text text:use-soft-page-breaks="true">
      <text:p text:style-name="P1"><text:span text:style-name="T2">Тони</text:span><text:span text:style-name="T3"><text:s/></text:span><text:span text:style-name="T4">Иванова Момчилова</text:span></text:p>
      <text:p text:style-name="P5">гр. Стара Загора</text:p>
      <text:p text:style-name="P6">тел: 0889228868</text:p>
      <text:p text:style-name="P7"><text:span text:style-name="T8">email</text:span><text:span text:style-name="T9">:<text:s/></text:span><text:span text:style-name="T10">tonumomchilova</text:span>@<text:span text:style-name="T11">gmail</text:span><text:span text:style-name="T12">.</text:span><text:span text:style-name="T13">com</text:span></text:p>
      <text:p text:style-name="Normal"/>
      <text:p text:style-name="P14">На вниманието на:<text:s/></text:p>
      <text:p text:style-name="P15">Михаил Петров</text:p>
      <text:p text:style-name="P16"/>
      <text:p text:style-name="P17">10.09.2021 г.</text:p>
      <text:p text:style-name="P18"/>
      <text:p text:style-name="P19"/>
      <text:p text:style-name="P20"/>
      <text:p text:style-name="P21">МОТИВАЦИОННО ПИСМО</text:p>
      <text:p text:style-name="P22"/>
      <text:p text:style-name="P23">Уважаеми г-н Петров,</text:p>
      <text:p text:style-name="P24"/>
      <text:p text:style-name="P25">Стоя седнала на старателоно нагласения си стол, за да не ме боли гърбът от часовете, прекарани да бездействам на компютъра и да се правя, че разбирам от всяка сфера, с която се захващам. Отварям класрума и вижда задание, пуснато в частта с отборните задачи, и решавам, че ще бъда така добра и пряма да напиша поредната домашна, която (най-вероятно) дълбоко в себе си нямам желание да напиша. Също така, ще бъда още и сериозна, за да не скършва желанието на колегите си да завършат и този етап, от вече леко объркания им живот.</text:p>
      <text:p text:style-name="P26"/>
      <text:p text:style-name="P27">Понеже не чувствам неизменно желание да стана голям и велик предприемач, шеф или лидер, колкото и странно, изгубено от всякакъв смисъл и инстинкт за самосъхранение да звучи това. На фона на мечтите на всеки средностатистически човечец да<text:s/>забърше стабилна сума пари и да си гледа кефа, показвайки на останалите „комплексирани“ гъзарчета, колко повече има от него, а не от личния си комфорт да бъде независим под всякакъв аспект. Ще излезна малко от съвременната, модерна сфера на технологии и ИТ<text:s/>нещица и ще си призная, че съм далеч от мисълта, че ставам за програмист или „компютърджия“. Интересуват ме теми в доста сфери, без конкретизация (защото често се чувствам като парле, във всяка стъпка, която полагам в съзнателния си живот). Често определям себе си като 5-годишно дете, казвайки на бабите от блока, които непрестанно и нагло питат: „Какъв искаш да станеш като пораснеш“… отговорът в главата ми все е: „доктор, полицай, певица или фея“.<text:s/></text:p>
      <text:p text:style-name="P28"/>
      <text:p text:style-name="P29"><text:span text:style-name="T30">Трябва да напрегна и последната гънка от мозъка си, за да</text:span><text:span text:style-name="T31"><text:s/>измисля някоя стабилна лъжа, какво бил искала да работя в тази, така търсена индустрия. Определям себе си за доста креативна личност и със сигурност знам, че сферата, която ще задържи вниманието ми е<text:s/></text:span><text:span text:style-name="T32">Front</text:span><text:span text:style-name="T33">-</text:span><text:span text:style-name="T34">end</text:span><text:span text:style-name="T35">.<text:s/></text:span><text:span text:style-name="T36">Искам да виждам всеки детайл създаден, цъкай</text:span><text:span text:style-name="T37">ки копчетата на клавиатурата с дебелите си пръсти, и да мога да възпро</text:span><text:span text:style-name="T38">изведа визуално това, което стои<text:s/></text:span><text:span text:style-name="T39">в главата ми, чакайки да бъде изкарано на бял свят. Обичам да виждам картинки, цветове, размери и изскачащи балончета с команди. Определено<text:s/></text:span><text:soft-page-break/><text:span text:style-name="T40">бих</text:span><text:span text:style-name="T41"><text:s/>вложила старание и любов в частта на ИТ с дизайн, реклама и прочие. Бягам на километри далечина от сложни, логични програми, написани с хиляди редове код, включващ години знания за алгоритми и технологии, след чието написване излизат десетки грешки, изящн</text:span><text:span text:style-name="T42">о написани с думи, които не разбирам и червен цвят, напълващ очите ми с кръв и нерви.<text:s/></text:span></text:p>
      <text:p text:style-name="P43"/>
      <text:p text:style-name="P44">Силно се надявам да не съм се отдалечила от темата и да не съм ви объркала, с неяснотата си в сферата, макар че „уж“ съм 4-ти курс.<text:s/></text:p>
      <text:p text:style-name="P45"/>
      <text:p text:style-name="P46">С уважение,<text:s/></text:p>
      <text:p text:style-name="P47">Тони Момчилова.</text:p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Иван Момчилов</meta:initial-creator>
    <dc:creator>Иван Момчилов</dc:creator>
    <meta:creation-date>2021-10-09T13:28:00Z</meta:creation-date>
    <dc:date>2021-10-09T21:31:00Z</dc:date>
    <meta:template xlink:href="Normal" xlink:type="simple"/>
    <meta:editing-cycles>3</meta:editing-cycles>
    <meta:editing-duration>PT4860S</meta:editing-duration>
    <meta:document-statistic meta:page-count="2" meta:paragraph-count="5" meta:word-count="407" meta:character-count="2722" meta:row-count="19" meta:non-whitespace-character-count="2320"/>
  </office:meta>
</office:document-meta>
</file>